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in"/>
    </style:style>
    <style:style style:name="co3" style:family="table-column">
      <style:table-column-properties fo:break-before="auto" style:column-width="0.9429in"/>
    </style:style>
    <style:style style:name="co4" style:family="table-column">
      <style:table-column-properties fo:break-before="auto" style:column-width="1.6075in"/>
    </style:style>
    <style:style style:name="co5" style:family="table-column">
      <style:table-column-properties fo:break-before="auto" style:column-width="0.45in"/>
    </style:style>
    <style:style style:name="co6" style:family="table-column">
      <style:table-column-properties fo:break-before="auto" style:column-width="0.5in"/>
    </style:style>
    <style:style style:name="co7" style:family="table-column">
      <style:table-column-properties fo:break-before="auto" style:column-width="0.8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tableooo:tab-color="#5eb91e"/>
    </style:style>
    <number:date-style style:name="N37" number:automatic-order="true">
      <number:month number:style="long"/>
      <number:text>/</number:text>
      <number:day number:style="long"/>
      <number:text>/</number:text>
      <number:year/>
    </number:dat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data-style-name="N37"/>
  </office:automatic-styles>
  <office:body>
    <office:spreadsheet>
      <table:calculation-settings table:automatic-find-labels="false" table:use-regular-expressions="false" table:use-wildcards="true"/>
      <table:table table:name="Territory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row table:style-name="ro1">
          <table:table-cell table:style-name="ce6" office:value-type="string" calcext:value-type="string" table:number-columns-spanned="3" table:number-rows-spanned="1">
            <text:p>Business Territories to Process</text:p>
          </table:table-cell>
          <table:covered-table-cell table:number-columns-repeated="2"/>
          <table:table-cell table:style-name="ce9" office:value-type="date" office:date-value="2021-10-23" calcext:value-type="date">
            <text:p>10/23/21</text:p>
          </table:table-cell>
          <table:table-cell table:number-columns-repeated="8"/>
        </table:table-row>
        <table:table-row table:style-name="ro1">
          <table:table-cell table:number-columns-repeated="12"/>
        </table:table-row>
        <table:table-row table:style-name="ro1">
          <table:table-cell office:value-type="string" calcext:value-type="string">
            <text:p>List territories in column A starting at row 6; use # for comment line terminate list with $</text:p>
          </table:table-cell>
          <table:table-cell table:number-columns-repeated="11"/>
        </table:table-row>
        <table:table-row table:style-name="ro1">
          <table:table-cell office:value-type="string" calcext:value-type="string">
            <text:p>Company Name</text:p>
          </table:table-cell>
          <table:table-cell office:value-type="string" calcext:value-type="string">
            <text:p>UnitAddress</text:p>
          </table:table-cell>
          <table:table-cell office:value-type="string" calcext:value-type="string">
            <text:p>Owner</text:p>
          </table:table-cell>
          <table:table-cell office:value-type="string" calcext:value-type="string">
            <text:p>Contact Phone</text:p>
          </table:table-cell>
          <table:table-cell office:value-type="string" calcext:value-type="string">
            <text:p>Biz Desc</text:p>
          </table:table-cell>
          <table:table-cell office:value-type="string" calcext:value-type="string">
            <text:p>OGender</text:p>
          </table:table-cell>
          <table:table-cell office:value-type="string" calcext:value-type="string">
            <text:p>OTitle</text:p>
          </table:table-cell>
          <table:table-cell office:value-type="string" calcext:value-type="string">
            <text:p>Terr</text:p>
          </table:table-cell>
          <table:table-cell office:value-type="string" calcext:value-type="string">
            <text:p>DNC</text:p>
          </table:table-cell>
          <table:table-cell office:value-type="string" calcext:value-type="string">
            <text:p>RecordDate</text:p>
          </table:table-cell>
          <table:table-cell office:value-type="string" calcext:value-type="string">
            <text:p>SunBizDoc</text:p>
          </table:table-cell>
          <table:table-cell office:value-type="string" calcext:value-type="string">
            <text:p>Del</text:p>
          </table:table-cell>
        </table:table-row>
        <table:table-row table:style-name="ro1">
          <table:table-cell office:value-type="string" calcext:value-type="string">
            <text:p># RegenList territories to process</text:p>
          </table:table-cell>
          <table:table-cell table:number-columns-repeated="2"/>
          <table:table-cell table:style-name="ce8" office:value-type="string" calcext:value-type="string">
            <text:p>RUN Main1 &gt;</text:p>
          </table:table-cell>
          <table:table-cell office:value-type="string" calcext:value-type="string">
            <text:p>'=MAIN1()</text:p>
          </table:table-cell>
          <table:table-cell table:number-columns-repeated="7"/>
        </table:table-row>
        <table:table-row table:style-name="ro1">
          <table:table-cell office:value-type="string" calcext:value-type="string">
            <text:p>#503</text:p>
          </table:table-cell>
          <table:table-cell table:number-columns-repeated="2"/>
          <table:table-cell table:style-name="ce8"/>
          <table:table-cell table:number-columns-repeated="8"/>
        </table:table-row>
        <table:table-row table:style-name="ro1">
          <table:table-cell office:value-type="string" calcext:value-type="string">
            <text:p>#505</text:p>
          </table:table-cell>
          <table:table-cell table:number-columns-repeated="2"/>
          <table:table-cell table:style-name="ce8"/>
          <table:table-cell table:number-columns-repeated="8"/>
        </table:table-row>
        <table:table-row table:style-name="ro1">
          <table:table-cell office:value-type="string" calcext:value-type="string">
            <text:p>#506</text:p>
          </table:table-cell>
          <table:table-cell table:number-columns-repeated="2"/>
          <table:table-cell table:style-name="ce8"/>
          <table:table-cell table:number-columns-repeated="8"/>
        </table:table-row>
        <table:table-row table:style-name="ro1">
          <table:table-cell office:value-type="string" calcext:value-type="string">
            <text:p>#507</text:p>
          </table:table-cell>
          <table:table-cell table:number-columns-repeated="2"/>
          <table:table-cell table:style-name="ce8"/>
          <table:table-cell table:number-columns-repeated="8"/>
        </table:table-row>
        <table:table-row table:style-name="ro1">
          <table:table-cell office:value-type="string" calcext:value-type="string">
            <text:p>#508</text:p>
          </table:table-cell>
          <table:table-cell table:number-columns-repeated="2"/>
          <table:table-cell table:style-name="ce8"/>
          <table:table-cell table:number-columns-repeated="8"/>
        </table:table-row>
        <table:table-row table:style-name="ro1">
          <table:table-cell office:value-type="string" calcext:value-type="string">
            <text:p>#509</text:p>
          </table:table-cell>
          <table:table-cell table:number-columns-repeated="2"/>
          <table:table-cell table:style-name="ce8"/>
          <table:table-cell table:number-columns-repeated="8"/>
        </table:table-row>
        <table:table-row table:style-name="ro1">
          <table:table-cell office:value-type="string" calcext:value-type="string">
            <text:p>#510</text:p>
          </table:table-cell>
          <table:table-cell table:number-columns-repeated="2"/>
          <table:table-cell table:style-name="ce8"/>
          <table:table-cell table:number-columns-repeated="8"/>
        </table:table-row>
        <table:table-row table:style-name="ro1">
          <table:table-cell office:value-type="string" calcext:value-type="string">
            <text:p>#511</text:p>
          </table:table-cell>
          <table:table-cell table:number-columns-repeated="2"/>
          <table:table-cell table:style-name="ce8"/>
          <table:table-cell table:number-columns-repeated="8"/>
        </table:table-row>
        <table:table-row table:style-name="ro1">
          <table:table-cell office:value-type="string" calcext:value-type="string">
            <text:p>#512</text:p>
          </table:table-cell>
          <table:table-cell table:number-columns-repeated="2"/>
          <table:table-cell table:style-name="ce8"/>
          <table:table-cell table:number-columns-repeated="8"/>
        </table:table-row>
        <table:table-row table:style-name="ro1">
          <table:table-cell office:value-type="string" calcext:value-type="string">
            <text:p>$</text:p>
          </table:table-cell>
          <table:table-cell table:number-columns-repeated="2"/>
          <table:table-cell table:style-name="ce8"/>
          <table:table-cell table:number-columns-repeated="8"/>
        </table:table-row>
        <table:table-row table:style-name="ro1">
          <table:table-cell office:value-type="string" calcext:value-type="string">
            <text:p>#504</text:p>
          </table:table-cell>
          <table:table-cell table:number-columns-repeated="2"/>
          <table:table-cell table:style-name="ce8"/>
          <table:table-cell table:number-columns-repeated="8"/>
        </table:table-row>
        <table:table-row table:style-name="ro1">
          <table:table-cell office:value-type="string" calcext:value-type="string">
            <text:p>#502</text:p>
          </table:table-cell>
          <table:table-cell office:value-type="string" calcext:value-type="string">
            <text:p>for Robin Finley</text:p>
          </table:table-cell>
          <table:table-cell table:number-columns-repeated="10"/>
        </table:table-row>
        <table:table-row table:style-name="ro1">
          <table:table-cell office:value-type="string" calcext:value-type="string">
            <text:p>$</text:p>
          </table:table-cell>
          <table:table-cell table:number-columns-repeated="2"/>
          <table:table-cell office:value-type="string" calcext:value-type="string">
            <text:p>RUN OpenBQTerr &gt;</text:p>
          </table:table-cell>
          <table:table-cell office:value-type="string" calcext:value-type="string">
            <text:p>'=FOPENBQTERR("502")</text:p>
          </table:table-cell>
          <table:table-cell table:number-columns-repeated="7"/>
        </table:table-row>
        <table:table-row table:style-name="ro1">
          <table:table-cell office:value-type="string" calcext:value-type="string">
            <text:p>#226</text:p>
          </table:table-cell>
          <table:table-cell/>
          <table:table-cell table:style-name="ce8" office:value-type="string" calcext:value-type="string">
            <text:p>don’t</text:p>
          </table:table-cell>
          <table:table-cell office:value-type="string" calcext:value-type="string">
            <text:p>RUN AddHdrToQTerr &gt;</text:p>
          </table:table-cell>
          <table:table-cell office:value-type="string" calcext:value-type="string">
            <text:p>'=FADDHDRTOQTERR("502")</text:p>
          </table:table-cell>
          <table:table-cell table:number-columns-repeated="2"/>
          <table:table-cell office:value-type="string" calcext:value-type="string">
            <text:p>already added</text:p>
          </table:table-cell>
          <table:table-cell table:number-columns-repeated="4"/>
        </table:table-row>
        <table:table-row table:style-name="ro1">
          <table:table-cell office:value-type="string" calcext:value-type="string">
            <text:p>#223</text:p>
          </table:table-cell>
          <table:table-cell table:number-columns-repeated="2"/>
          <table:table-cell office:value-type="string" calcext:value-type="string">
            <text:p>RUN QgetToBizBridge &gt;</text:p>
          </table:table-cell>
          <table:table-cell office:value-type="string" calcext:value-type="string">
            <text:p>'=FQGETTOBIZBRIDGE()</text:p>
          </table:table-cell>
          <table:table-cell table:number-columns-repeated="7"/>
        </table:table-row>
        <table:table-row table:style-name="ro1">
          <table:table-cell office:value-type="string" calcext:value-type="string">
            <text:p>#219</text:p>
          </table:table-cell>
          <table:table-cell table:number-columns-repeated="11"/>
        </table:table-row>
        <table:table-row table:style-name="ro1">
          <table:table-cell office:value-type="string" calcext:value-type="string">
            <text:p>#212</text:p>
          </table:table-cell>
          <table:table-cell table:number-columns-repeated="11"/>
        </table:table-row>
        <table:table-row table:style-name="ro1">
          <table:table-cell office:value-type="string" calcext:value-type="string">
            <text:p>#137</text:p>
          </table:table-cell>
          <table:table-cell table:number-columns-repeated="11"/>
        </table:table-row>
        <table:table-row table:style-name="ro1">
          <table:table-cell office:value-type="string" calcext:value-type="string">
            <text:p>#307</text:p>
          </table:table-cell>
          <table:table-cell table:number-columns-repeated="11"/>
        </table:table-row>
        <table:table-row table:style-name="ro1">
          <table:table-cell office:value-type="string" calcext:value-type="string">
            <text:p>#306</text:p>
          </table:table-cell>
          <table:table-cell table:number-columns-repeated="11"/>
        </table:table-row>
        <table:table-row table:style-name="ro1">
          <table:table-cell office:value-type="string" calcext:value-type="string">
            <text:p>#305</text:p>
          </table:table-cell>
          <table:table-cell table:number-columns-repeated="11"/>
        </table:table-row>
        <table:table-row table:style-name="ro1">
          <table:table-cell office:value-type="string" calcext:value-type="string">
            <text:p>#314</text:p>
          </table:table-cell>
          <table:table-cell table:number-columns-repeated="11"/>
        </table:table-row>
        <table:table-row table:style-name="ro1">
          <table:table-cell office:value-type="string" calcext:value-type="string">
            <text:p>#265</text:p>
          </table:table-cell>
          <table:table-cell table:number-columns-repeated="11"/>
        </table:table-row>
        <table:table-row table:style-name="ro1">
          <table:table-cell office:value-type="string" calcext:value-type="string">
            <text:p>#244</text:p>
          </table:table-cell>
          <table:table-cell table:number-columns-repeated="11"/>
        </table:table-row>
        <table:table-row table:style-name="ro1">
          <table:table-cell office:value-type="string" calcext:value-type="string">
            <text:p>#127</text:p>
          </table:table-cell>
          <table:table-cell table:number-columns-repeated="11"/>
        </table:table-row>
        <table:table-row table:style-name="ro1">
          <table:table-cell office:value-type="string" calcext:value-type="string">
            <text:p>#319</text:p>
          </table:table-cell>
          <table:table-cell office:value-type="string" calcext:value-type="string">
            <text:p>for Sher Peters</text:p>
          </table:table-cell>
          <table:table-cell table:number-columns-repeated="10"/>
        </table:table-row>
        <table:table-row table:style-name="ro1">
          <table:table-cell office:value-type="string" calcext:value-type="string">
            <text:p>#125</text:p>
          </table:table-cell>
          <table:table-cell table:number-columns-repeated="11"/>
        </table:table-row>
        <table:table-row table:style-name="ro1">
          <table:table-cell office:value-type="string" calcext:value-type="string">
            <text:p>#122</text:p>
          </table:table-cell>
          <table:table-cell table:number-columns-repeated="11"/>
        </table:table-row>
        <table:table-row table:style-name="ro1">
          <table:table-cell office:value-type="string" calcext:value-type="string">
            <text:p>#121</text:p>
          </table:table-cell>
          <table:table-cell table:number-columns-repeated="11"/>
        </table:table-row>
        <table:table-row table:style-name="ro1">
          <table:table-cell office:value-type="string" calcext:value-type="string">
            <text:p>#118</text:p>
          </table:table-cell>
          <table:table-cell table:number-columns-repeated="11"/>
        </table:table-row>
        <table:table-row table:style-name="ro1">
          <table:table-cell office:value-type="string" calcext:value-type="string">
            <text:p>#116</text:p>
          </table:table-cell>
          <table:table-cell table:number-columns-repeated="11"/>
        </table:table-row>
        <table:table-row table:style-name="ro1">
          <table:table-cell office:value-type="string" calcext:value-type="string">
            <text:p>#114</text:p>
          </table:table-cell>
          <table:table-cell table:number-columns-repeated="11"/>
        </table:table-row>
        <table:table-row table:style-name="ro1">
          <table:table-cell office:value-type="string" calcext:value-type="string">
            <text:p>#632</text:p>
          </table:table-cell>
          <table:table-cell table:number-columns-repeated="11"/>
        </table:table-row>
        <table:table-row table:style-name="ro1">
          <table:table-cell office:value-type="string" calcext:value-type="string">
            <text:p>#101</text:p>
          </table:table-cell>
          <table:table-cell table:number-columns-repeated="11"/>
        </table:table-row>
        <table:table-row table:style-name="ro1">
          <table:table-cell office:value-type="string" calcext:value-type="string">
            <text:p>#311</text:p>
          </table:table-cell>
          <table:table-cell office:value-type="string" calcext:value-type="string">
            <text:p>for Dave Hartley</text:p>
          </table:table-cell>
          <table:table-cell table:number-columns-repeated="10"/>
        </table:table-row>
        <table:table-row table:style-name="ro1">
          <table:table-cell office:value-type="string" calcext:value-type="string">
            <text:p>#283</text:p>
          </table:table-cell>
          <table:table-cell office:value-type="string" calcext:value-type="string">
            <text:p>for Scott Anderson</text:p>
          </table:table-cell>
          <table:table-cell table:number-columns-repeated="10"/>
        </table:table-row>
        <table:table-row table:style-name="ro1">
          <table:table-cell office:value-type="string" calcext:value-type="string">
            <text:p>#102</text:p>
          </table:table-cell>
          <table:table-cell table:number-columns-repeated="11"/>
        </table:table-row>
        <table:table-row table:style-name="ro1">
          <table:table-cell table:style-name="ce7" office:value-type="string" calcext:value-type="string">
            <text:p>#104</text:p>
          </table:table-cell>
          <table:table-cell table:number-columns-repeated="11"/>
        </table:table-row>
        <table:table-row table:style-name="ro1">
          <table:table-cell table:style-name="ce7" office:value-type="string" calcext:value-type="string">
            <text:p>#117</text:p>
          </table:table-cell>
          <table:table-cell table:number-columns-repeated="11"/>
        </table:table-row>
        <table:table-row table:style-name="ro1">
          <table:table-cell table:style-name="ce7" office:value-type="string" calcext:value-type="string">
            <text:p>#119</text:p>
          </table:table-cell>
          <table:table-cell table:number-columns-repeated="11"/>
        </table:table-row>
        <table:table-row table:style-name="ro1">
          <table:table-cell table:style-name="ce8" office:value-type="string" calcext:value-type="string">
            <text:p>$</text:p>
          </table:table-cell>
          <table:table-cell table:number-columns-repeated="11"/>
        </table:table-row>
        <table:table-row table:style-name="ro1" table:number-rows-repeated="10">
          <table:table-cell table:style-name="ce8"/>
          <table:table-cell table:number-columns-repeated="11"/>
        </table:table-row>
        <table:table-row table:style-name="ro1">
          <table:table-cell table:style-name="ce8" office:value-type="string" calcext:value-type="string">
            <text:p>$</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3">00/00/0000</text:date>, <text:time style:data-style-name="N2" text:time-value="10:20:34.6621996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9-25T11:44:38.066127829</meta:creation-date>
    <dc:date>2021-10-23T10:48:10.600307126</dc:date>
    <meta:editing-duration>PT9H46M34S</meta:editing-duration>
    <meta:editing-cycles>77</meta:editing-cycles>
    <meta:generator>LibreOffice/6.4.6.2$Linux_X86_64 LibreOffice_project/0ce51a4fd21bff07a5c061082cc82c5ed232f115</meta:generator>
    <meta:document-statistic meta:table-count="1" meta:cell-count="72"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ain.bas
'//---------------------------------------------------------------
'// Main - Main for ProcessBQTerrs.
'//		9/29/21.	wmk.
'//---------------------------------------------------------------

Sub Main

'//	Usage.	macro call or
'//			call Main()
'//
'//
'// Entry.	Sheet TerrList has list of territories to process.
'//			Sheet UpdateMaster exists.
'//
'//	Exit.	Territories from TerrList have _PubTerr and
'//			 _SuperTerr files generated.
'//
'// Calls. 	LoadAllLibs, AddUpdateMaster, CopyUMToUntitled,
'//			DoBizTerrWithCalc, DoSBizWithCalc, SaveBUMSheetAsCSV.
'//
'//	Modification history.
'//	---------------------
'// 9/25/21.	wmk.	original code; adpated from ProcessQTerrs12
'//						Main.
'//	9/26/21.	wmk.	DoTerrWithCalc &gt; DoBTerrWithCalc,
'//						DoSuperWithCalc &gt; DoBSuperWithCalc
'// 9/29/21.	wmk.	document Territory List sheet.
'// Legacy mods.
'//
'//	Notes. This macro/sub is cornerstone for processing
'// business territories "en masse" after updating the download data.
'// List is in sheet Territory List, terminated with '$'
'//

'//	constants.

'//	local variables.

dim nTerrs		As Integer
dim	oDoc		As Object
dim oSheet		As Object
dim oCell		As Object
dim sCellStr	As String
dim bMoreCells	As Boolean
dim iCellIndex	As Integer
dim sTerrID		As String

	'//	Code.
	ON ERROR GoTo ErrorHandler
	LoadAllLibs()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sTerrID = sCellStr
		DoBizTerrWithCalc(sTerrID)
'		DoSBizWithCalc(sTerrID)
		oCell.String = "#" &amp; sTerrID		'// update list as processed
		nTerrs = nTerrs + 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UpdateMaster")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				MoveToSheet("UpdateMaster")
'				oCell = oSheet2.getCellByPosition(0,nMoved)
'				oCell.String = "$"
'				MoveToSheet("Territory List")
'				exit do
				GoTo NextCell2
			endif
			
			if (strcomp(left(sCellStr,1),"#") = 0)_
			 and (InStr("0123456789",mid(sCellStr,2,1)) = 0) then
				iCellIndex = iCellIndex + 1
				GoTo NextCell2	
			endif
			sTerrID = mid(sCellStr,2,4)
		
			'// save territory ID in new list at A&lt;nMoved).
			MoveToSheet("UpdateMaster")
			oCell2 = oSheet2.getCellByPosition(0,nMoved)
			oCell2.String = sTerrID
		
			'// advance indexes and move back to 1st sheet.
			MoveToSheet("Territory List")
			nMoved = nMoved + 1
			iCellIndex = iCellIndex + 1
		
NextCell2:
		loop

'		MoveToSheet("UpdateMaster")
	
if 1 = 1 then
  GoTo AllDone
endif
		'// export UpdateMaster to .csv.
		CopyUMToUntitled()
		
		'// still focused on ProcessQTerrs.UpdateMaster.
		RmvUpdateMaster()
if 1 = 1 then
  GoTo AllDone
endif
		
		
		'SaveUMSheetAsCSV()
	
		'// use uno.Close to close .csv workbook.
		'// now refocused on ProcessBQTerrs workbook.
		dim document	As Object
		dim dispatcher	As Object
		document   = ThisComponent.CurrentController.Frame
		dispatcher = createUnoService("com.sun.star.frame.DispatchHelper")

		dim Array2()
		dispatcher.ExecuteDispatch(document, ".uno:Close", 0, "", Array2())	

if 1 = 0 then
		'// delete UpdateMaster sheet.		
		MoveToSheet("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business territories processed" &amp; chr(13) &amp; chr(10)_
	   &amp; "Territory processing complete.")
NormalExit:
	exit sub

ErrorHandler:
	msgbox("in Main - unprocessed error.")
	GoTo NormalExit
	
End Sub		'// end main	9/25/21.	11:49


'//---------------------------------------------------------------
'// Main1 - Run Main via function call.
'//		9/4/21.		wmk.	07:32
'//---------------------------------------------------------------

public function Main1() AS Void

'// code.

	ON ERROR GOTO ErrorHandler
	Main()

NormalReturn:
	Exit Function
	
ErrorHandler:
	msgbox("Unprocessed error in Main1..")
	GOTO NormalReturn
		
end Function	'// end Main1	9/25/21.	11:47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public function fOpenBQTerr1( psTerrID AS String) AS Null

OpenBQTerr( psTerrID )

end function	'// end fOpenBQTerr

public function fAddHdrToQTerr1( psTerrID AS String) AS Null

AddHdrToQTerr( psTerrID )

end function	'// end fAddHdrToQTerr

public function fQGetToBizBridge1() AS Null

QGetToBizBridge()

end function 	'// end fQGetToBizBridge

'// OpenBQTerr.bas - Open QTerrxxx.csv for business territory xxx.
'//---------------------------------------------------------------
'// OpenBQTerr - Open QTerrxxx.csv for territory xxx.
'//		9/25/21.	wmk.	11:36
'//---------------------------------------------------------------

public sub OpenBQTerr1( psTerrID As String )

'//	Usage.	call OpenBQTerr( sTerrID )
'//
'//		sTerrID = territory ID for which to open QTerrxxx.csv
'//
'// Entry.	Territories/.../BTerrData/Terrxxx/Working-Files/QTerrxxx.csv
'//				contains territory records for territory xxx, delimited
'//				by "|"
'//
'//	Exit.	QTerrxxx.ods opened in new spreadsheet (visible)
'//			TerrxxxHdr.ods opened in new spreadsheet (visible)
'//
'// Calls.
'//
'//	Modification history.
'//	---------------------
'//	9/25/21.	wmk.	original code; adapted from OpenQTerr.bas
'//
'//	Notes. Once the user has opened the spreadsheet, the user should
'// be able to run all the Territories macros and process the territory.
'// This sub bypasses the step of opening QTerrxxx.csv, but proves the
'// concept that by using uno:loadComponentFromURL, one can load additional
'// sheets for processing, then close them at will..
'//

'//	constants.
const csTerrBase = "/media/ubuntu/Windows/Users/Bill/Territories/BTerrData/"

'//	local variables.
dim sBaseName		As string	'// target base filename
dim sBasePath		As String	'// target base folder
dim TargPath		As String	'// target access path
dim sTargFile		As string	'// target filename to open
dim sTerrID			As String	'// local territory ID
dim sFullTargPath	As String	'// full target path
dim sTargetURL		As Object	'// target URL
dim oTestDoc		As Object	'// document object

	'// code.
	ON ERROR GOTO ErrorHandler
	oTestDoc = ThisComponent

if 0 = 1 then
xray oTestDoc
endif
	sTerrID = psTerrID
	sBaseName = "QTerr"
	sBasePath = "Terr"
	sTargPath = sBasePath &amp; sTerrID
REM edit the file name as needed
'    Target = "/media/ubuntu/Windows/Users/Bill/Territories/TerrData/Terr240/Working-Files"_
'      &amp; "/QTerr240.csv"

'    sFullTargPath = csTerrBase &amp; sBasePath &amp; sTerrID &amp; "/Working-Files/"_ 
'		&amp; sBaseName &amp; sTerrID &amp; ".csv"
'    TargetURL = convertToURL(sFullTargPath)

'// open QTerrxxx.csv
    sFullTargPath = csTerrBase &amp; sBasePath &amp; sTerrID &amp; "/Working-Files/"_ 
		&amp; sBaseName &amp; sTerrID &amp; ".csv"
		
	TargetURL = convertToURL(sFullTargPath)
'    Empty() = Array()
dim Args(1)	As new com.sun.star.beans.PropertyValue 
	Args(1).name = "FilterName"
	Args(1).Value = "Text - txt - csv"
	Args(0).name = "Hidden"
	Args(0).value = False
    oTestDoc = StarDesktop.loadComponentFromURL(TargetURL, "_blank", 0, Args())

if 0 = 1 then
  xray oTestDoc
endif
'// open TerrxxxHdr.ods
    sFullTargPath = csTerrBase &amp; sBasePath &amp; sTerrID &amp; "/Working-Files/"_ 
		&amp; sBasePath &amp; sTerrID &amp; "Hdr.ods"
dim oTestDoc2	as Object
	oTestDoc2 = ThisComponent
dim Args2(1) 	As new com.sun.star.beans.PropertyValue 
	TargetURL = convertToURL(sFullTargPath)
	Args2(1).name = "FilterName"
	Args2(1).Value = "calc8"
	Args2(0).name = "Hidden"
	Args2(0).value = False
    oTestDoc2 = StarDesktop.loadComponentFromURL(TargetURL, "_blank", 0, Args2())

if 0 = 1 then
dim iResp as integer
	iResp = msgbox("Both .ods files opened..." &amp; chr(13) &amp; chr(10)_
	  &amp; "  Drop 1st file?", MB_OKCANCEL+ MB_ICONQUESTION)
	if iResp = IDOK then
	   oTestDoc.close(1)
	endif
endif
	
	'// Now export the header to the QTerrxxx.ods workbook.
	ExportTerrHdr()	

	'// move to header sheet just exported.
	msgbox( "Moving to " &amp; oTestDoc.getURL &amp; "." &amp; sBaseName &amp; sTerrID )
	MoveToDocSheet( oTestDoc, sBaseName &amp; sTerrID )
	'// Now close the TerrxxxHdr.ods workbook.
	oTestDoc2.close(1)
	SaveQcsvODS( oTestDoc )
	
'// Now ready to process territory.	
'	DkLimeTab()
'	ProtectSheet()
'	MoveToSheet(sBasePath &amp; sTerrId)
'	DkLimeTab()
'	ProtectSheet()
'	MoveToDocSheet(oTestDoc,sBaseName &amp; sTerrID)
	
	
NormalExit:
	exit sub
	
ErrorHandler:
	msgbox("OpenBQTerr - unprocessed error")
	GoTo NormalExit
	
end sub		'// end OpenBQTerr	9/25/21. 11:36

'// QGetToBizBridge.bas
'//---------------------------------------------------------------
'// QGetToBizBridge - Query .csv sheet to Admin-Bridge sheet.
'//		9/25/21.	wmk.	12:57
'//---------------------------------------------------------------

public sub QGetToBizBridge1()

'//	Usage.	macro call or
'//			call QGetToBizBridge()
'//
'// Entry.
'//	sheet selected with .csv fields generated by SQL/Query of any of the
'// .Props tables (e.g. SplitProps, TerrProps, BizProps, with rows selected
'// for a given territory. Note: differs from QcsvToBridge only slightly;
'// The Get .csv sheet has  no column headings, so 5 rows are inserted
'// insted of 4; all the rest of the code is cloned from QcsvToBizBridge. 
'// Following are the columns and .Props columns:
'//
'//	OwningParcel  UnitAddress  Unit Resident1 Phone1 Phone2 RefUSA-Phone
'//			A			B		C		D		  E		 F		G	
'//  SubTerrItory CongTerrID DoNotCall RSO Foreign  RecordDate SitusAddress  DelPending
'//		H				I		   J     K     L		M			  N			  O
'//
'//	Exit.	produces an "Admin-Bridge" formatted sheet with the x..Props columns:
'//	OwningParcel  UnitAddress  Unit 	Resident1	 Phone1 Phone2 RefUSA-Phone
'//	 A (from A)	  B (from B)	C (from C)  D (from D)	E	 F		G	
'//
'//  SubTerrItory CongTerrID DoNotCall RSO Foreign  RecordDate SitusAddress
'//		H				I		   J     K     L	(header C2)		N (from N)
'//
'//  Property Use	DelPending
'//		  O				P
'//
'//		along with 4 header rows, populated with the Admin-Bridge header information
'//		and headings row.
'//&lt;Area-CommonName&gt;			Property ID	&lt;OwnerParcel&gt;			Admin-Bridge formatted sheet
'//Units shown:	63	9/16/20	Owner		&lt;OwnerName1&gt;
'//City	Venice	34285	Streets/Addrs	&lt;Streets-Address(s)&gt;
'//SubTerritory		CongTerrID

'// Calls.	InsertQTerrHeader, SetBridgeHeadings, BoldHeadings, FreezeView,
'//			SetBridgeColWidths
'//
'//	Modification history.
'//	---------------------
'// 9/25/21.	wmk.	original code; adapted from QGetToBridge;
'//						InsertQTerrHeader replaced with InsertQBizHeader;
'//						SetBridgeHeadings replaced with SetBizHeadings;
'//						SetBridgeColWidths replaced with SetBizColWidths.
'// Legacy mods.
'//	9/29/20.	wmk.	original code; cloned from QcsvToBizBridge
'//	10/5/20.	wmk.	add TerrID to InsertQTerrHdr call
'//	10/24/20.	wmk.	updated documentation for Unit/Header1 placement
'// 11/4/20.	wmk.	accommodate source sheet names Terrxxx or QTerrxxx
'//						to match new QGetTerr SQL query file naming.
'//	7/9/21.		wmk.	eliminated ending FreezeView to see if helps downstream
'//						cell selection;restored FreezeView.
'//
'//	Notes. The first business territory created with the new Bridge table
'// data from the Terrxxx_RU.db is 502. That territory Terr502_BizTerr.ods
'// has the detailed instructions as to how the column data was massaged
'// into BizBridge format. The sheet with the instructions is named
'// QTerr502B_BizTerrTemplate.
'//
'//
'// Method.
'//		insert 4 rows and headings row at top
'//		column data remains intact in place
'//		use SetBridgeHeadings for setting header fields

'//	constants.
const COL_PARCEL=0		'// "OwningParcel" column index
const COL_A=0
const COL_B=1
const COL_C=2	
const COL_D=3
const COL_E=4
const COL_F=5
const COL_G=6			'// column G index
const COL_H=7			'// column H index
const COL_I=8			'// column I index
const COL_J=9			'// column J index
const COL_K=10			'// column K index
const COL_L=11			'// column L index (DoNotCall)
const COL_M=12			'// column M index (RSO)
const COL_N=13			'// column N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local variables.
Dim oDoc As Object
Dim oSheet As Object
Dim NewColumn As Object
dim oSel as Object
dim iSheetIx as integer
dim oRange as Object
dim lThisRow as long		'// current row selected on sheet
dim oMrgRange	As Object	'// merge range

dim oCell	As Object		'// cell working on
dim i		As Integer		'// loop index
dim sPropID	As String		'// property ID
dim sSubTerr	As String	'// subterritory
dim sCongTerr	As String	'// cong terr ID
dim lRowCount	As Long		'// row count of addresses
dim dDate		As Double	'// date value
dim sCityStZip	As String	'// concatenated City, State, Zip
dim sNotes		As String	'// notes field
dim nCols		As Integer	'// removal column count
dim sTerrID		As String	'// territory ID
dim sSheetName	As String	'// sheet name

	'// code.
	ON ERROR GoTo ErrorHandler
	oDoc = ThisComponent
	oSel = oDoc.getCurrentSelection()
	oRange = oSel.RangeAddress
	iSheetIx = oRange.Sheet
	oSheet = oDoc.Sheets(iSheetIx)
	sSheetName = oSheet.Name
	if strcomp(left(sSheetName,1),"Q") = 0 then
		sTerrID = Mid(oSheet.Name,6,3)	
	else
		sTerrID = Mid(oSheet.Name,5,3)
	endif
'//	InsertQTerrHdr(sTerrID, "Admin-Bridge formatted sheet")		'// set territory sheet header information
	InsertQBizHdr(sTerrID, "Biz-Bridge formatted sheet")
'//	SetBridgeHeadings()
	SetBizHeadings()
'//	SetBridgeColWidths()
	SetBizColWidths()
	BoldHeadings()
	FreezeView()
		
NormalExit:
	exit sub

ErrorHandler:
	msgbox("QGetToBizBridge - unprocessed error.")
	GoTo NormalExit

end sub		'// end QGetToBizBridge		7/9/21.	23:26


'//InsertQBizHdr.bas
'//---------------------------------------------------------------
'// InsertQBizHdr - Insert 5-row territory sheet header.
'//		10/13/20.	wmk.	21:30
'//---------------------------------------------------------------

public sub InsertQBizHdr1(psTerrID As String, psTitle As String)

'//	Usage.	macro call or
'//			call InsertQBizHdr( sTerrID, sTitle )
'//
'//		sTerrID - territory ID	
'//		sTitle - sheet title to set in H1-I1
'//
'// Entry.	user has query.csv download sheet selected
'//			sheet 'TerrHdr' contains 2 rows of information from
'//			TerrIDData.db (note sheet renamed by user from 'Ter.xxx.Hdr'
'// 	Row 1
'//			  A			B			C			   D	E		F	    G
'//			TerrID, AreaName, Street-Address(s), City, Zip, Location, Type
'//		[Row 2]..[Row n]
'//			  A		   B			C				 D			E
'//			TerrID, SubTerr, Streets-Address(s), Homestead, Parcel-LIKE, 
'//				    F		 G
'//				Unit-LIKE, DBName
'//		if 2nd row is empty, no subterritory information is present
'//
'//	Exit.	Territory sheet header inserted in 1st 4 rows with passed
'//			title in H1-J1, and empty row in row 5 for headings to set
'//
'// Calls. InsertTerrHdr
'//
'//	Modification history.
'//	---------------------
'// 9/25/21.	wmk.	original code; adapted from InsertQTerrHdr;
'// Legacy mods.
'//	9/30/20.	wmk.	original code; adapted from InsertTerrHdr
'//	10/5/20.	wmk.	add TerrID to calling sequence; remove skip;
'//						bug fix, was checking ROW_1 for subterritory,
'//						changed to ROW_2
'//	10/13/20.	wmk.	bug fix; script now has .headers ON, so only
'//						insert 4 rows at top, and change to ROW_3 for
'//						subterritory.
'//	Notes.
'// Method. obtain essential information from Terr.xxx.Hdr sheet
'// where .xxx. is the territory ID string passed, if cannot find that
'// sheet, just insert a blank row then call InsertTerrHdr
'// Otherwise, duplicate InsertTerrHdr code, using information from
'// Terr.xxx.Hdr sheet

'//	constants.
const COL_PARCEL=0		'// "OwningParcel" column index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const CJUST=2		'// center HoriJustify		
const RJUST=3		'// right-justify HoriJustify
const MDYY=30		'// 'M/D/YY' format value

const COL_AREA=0		'// "Area-CommonName"	A1-D1
const ROW_AREA=0
const COL_CITY=8		
const COL_ZIP = 10
const COL_ICITY=1		'// &lt;city&gt;			B3
const ROW_ICITY=2
const COL_IZIP=2		'// &lt;zipcode&gt;		C3
const ROW_DATE=1
const COL_DATE=2		'// &lt;date&gt; 			C2
const ROW_BASE=5
const COL_UNITS=0		'// "Units shown:" 	A2
const ROW_UNITS=1
const COL_FUNITS=1		'// "=COUNTA(A6:A298)" B2

'// new header locations 9/2/20
const COL_SUBTERR=0		'// "SubTerritory" 	A4
const ROW_SUBTERR=3
const COL_TERRID=2		'// "CongTerrID"	B4
const ROW_TERRID=3
const COL_PROPID=3		'// "Property ID"	D1
const ROW_PROPID=0
const ROW_OWNER=1		'// "Owner"			D2
const ROW_STRADDR=2		'// "Streets/Addrs"	D3
'// end new header locations 9/2/20

'// error codes
const ERR_UNK=0			'// unknown
const ERR_HDRSHEET=1	'// header sheet 'Terr.xxx.Hdr' error

'// local variables.
Dim oDoc As Object
Dim oSheet As Object
Dim NewColumn As Object
dim oSel as Object
dim iSheetIx as integer
dim oRange as Object
dim lThisRow as long		'// current row selected on sheet
dim oMrgRange	As Object	'// merge range

dim oHdrSheet	As Object	'// sheet containing header information
dim oCell	As Object		'// cell working on
dim sTitle	As String		'// sheet title
dim sTerrID	As String		'// territory ID
dim nErrCode	As Integer	'// error code type 0 - unknown, 1 - sheet not found
dim sHdrShtName	As String	'// header sheet name
dim iStatus	As Integer		'// function return status
dim sAreaName	As String	'// area-commonName
dim sCity 		As String	'// city
dim	sZip		As String	'// zip code
dim sSubTerr	As String	'// subterritory
dim sPropID		As String	'// property ID
dim sOwner		As String	'// owner
dim sStreets	As String	'// streets-address(s)

	'// code.
	ON ERROR GOTO ErrorHandler
	nErrCode = ERR_UNK
	iStatus = 0
	oDoc = ThisComponent
	oSel = oDoc.getCurrentSelection()
	oRange = oSel.RangeAddress
	iSheetIx = oRange.Sheet
	oSheet = oDoc.Sheets(iSheetIx)

	'// check passed TerrID and look for sheet by that name
	sTerrID = psTerrID
	nErrCode = ERR_HDRSHEET
	if len(sTerrID) = 0 then
		GoTo SimpleHeader
	endif

	sHdrShtName = "Terr" + sTerrID + "Hdr"
	sTitle = psTitle
	
	'// see if sheet exists
	if NOT oDoc.Sheets.hasByName(sHdrShtName) then
		GoTo SimpleHeader
	endif
	
	nErrCode = ERR_UNK
	
	'// get essential info from sHdrShtName, then process
	oHdrSheet = oDoc.Sheets.getByName(sHdrShtName)
'dim sAreaName	As String	'// area-commonName
'dim sCity 		As String	'// city
'dim sZip		As String	'// zip code
'dim sSubTerr	As String	'// subterritory
'dim sPropID	As String	'// property ID
'dim sOwner		As String	'// owner
'dim sStreets	As String	'// streets-address(s)
	'// see if row 3 has subterritory information
	oCell = oHdrSheet.getCellByPosition(COL_A, ROW_3)
	if len(oCell.String) &gt; 0 then
		'// get row 3 information, B subterr, C streets-address(s)
		oCell = oHdrSheet.getCellByPosition(COL_B, ROW_3)
		sSubTerr = oCell.String
		oCell = oHdrSheet.getCellByPosition(COL_C, ROW_3)
		sStreets = oCell.String
	else
		sSubTerr = ""
		'// get streets information from row 2
		oCell = oHdrSheet.getCellByPosition(COL_C, ROW_2)
		sStreets = oCell.String
	endif	'// end has subterritory information conditional

	'// set remaining information from row 2 (territory)
	oCell = oHdrSheet.getCellByPosition(COL_A, ROW_2)
	sTerrID = oCell.String
	oCell = oHdrSheet.getCellByPosition(COL_B, ROW_2)
	sAreaName = oCell.String
	oCell = oHdrSheet.getCellByPosition(COL_D, ROW_2)
	sCity = oCell.String
	oCell = oHdrSheet.getCellByPosition(COL_E, ROW_2)
	sZip = oCell.String
	
	'// insert 4 rows at top of sheet
	oSheet.Rows.insertByIndex(0, 4)	'// insert header rows with heading

	'// set sheet title
	oCell = oSheet.getCellByPosition(COL_H, ROW_1)
	oCell.String = psTitle
	MergeSheetType()
	
	'// set &lt;Area-CommonName&gt;
	oCell = oSheet.getCellByPosition(COL_AREA, ROW_AREA)
	oCell.String = sAreaName
	MergeAreaCells()

	'// Date to header
	oCell = oSheet.getCellByPosition(COL_DATE, ROW_DATE)
	oCell.setValue(Now())					'// time stamp
	oCell.Text.NumberFormat = MDYY
	oCell.HoriJustify = CJUST
	
	'// set "Units Shown:" info
	oCell = oSheet.getCellByPosition(COL_UNITS, ROW_UNITS)
	oCell.String = "Units Shown:"
	oCell.HoriJustify = RJUST
	SetHdrSumFormula("COUNTA($A$6:$A$1299)")
	
	'// set "City" and set City, Zip
	oCell = oSheet.getCellByPosition(COL_A, ROW_3)
	oCell.String = "City"
	oCell.HoriJustify = RJUST
	oCell = oSheet.getCellByPosition(COL_ICITY, ROW_ICITY)
	oCell.String = sCity
	oCell.HoriJustify = CJUST
	oCell = oSheet.getCellByPosition(COL_IZIP, ROW_ICITY)
	oCell.String = sZip
	oCell.HoriJustify = CJUST
	
	'// set "SubTerr" and "CongTerrID"
	oCell = oSheet.getCellByPosition(COL_SUBTERR, ROW_SUBTERR)
	oCell.String = "SubTerritory"
	oCell.HoriJustify = RJUST
	oCell = oSheet.getCellByPosition(COL_SUBTERR+1, ROW_SUBTERR)
	oCell.String = sSubTerr
	oCell.HoriJustify = CJUST
	oCell = oSheet.getCellByPosition(COL_TERRID, ROW_TERRID)
	oCell.String = "CongTerrID"
	oCell.HoriJustify = RJUST
	oCell = oSheet.getCellByPosition(COL_TERRID+1, ROW_TERRID)
	oCell.String = sTerrID
	oCell.HoriJustify = CJUST

	'// set "Property ID", "Owner", and "Streets/Addrs" info
	oCell = oSheet.getCellByPosition(COL_PROPID, ROW_PROPID)
	oCell.String = "Property ID"
	oCell.HoriJustify = RJUST
	oCell = oSheet.getCellByPosition(COL_PROPID+1, ROW_PROPID)
	oCell.String = "-"
	oCell.HoriJustify = CJUST
	oCell = oSheet.getCellByPosition(COL_PROPID, ROW_OWNER)
	oCell.String = "Owner"
	oCell.HoriJustify = RJUST
	oCell = oSheet.getCellByPosition(COL_PROPID+1, ROW_OWNER)
	oCell.String = "-"
	oCell.HoriJustify = CJUST
	oCell = oSheet.getCellByPosition(COL_PROPID, ROW_STRADDR)
	oCell.String = "Streets/Addrs"
	oCell.HoriJustify = RJUST
	oCell = oSheet.getCellByPosition(COL_PROPID+1, ROW_STRADDR)
	oCell.String = sStreets
	oCell.HoriJustify = CJUST
	MergePropIDCells()
	MergeOwnerCells()
	MergeStreetsCells()

NormalExit:
	exit sub

SimpleHeader:
	'// something wrong with header info sheet; just use InsertTerrHdr
	'// insert 1 row, then call InsertTerrHdr
	InsertTerrHdr(sTitle)
	GoTo NormalExit:
	
ErrorHandler:
	select case nErrCode
	case ERR_HDRSHEET
		msgbox("InsertQBizHdr - error in '" + sHdrShtName + "'")
	case else
		msgbox("InsertQBizHdr - unprocessed error")
	end select
	
	GoTo NormalExit
	
end sub		'// end InsertQBizHdr	10/13/20


'//SetBizHeadings.bas
'//---------------------------------------------------------------
'// SetBizHeadings - Set Admin-Bridge sheet headings.
'//		9/25/21.	wmk.	21:47
'//---------------------------------------------------------------

public sub SetBizHeadings1()

'//	Usage.	macro call or
'//			call SetBizHeadings()
'//
'// Entry.	user has Biz-Bridge sheet selected
'//
'//	Exit.	Column headings will be set as follows:
'//	"Company Name", "UnitAddress","Owner","Contact Phone","Biz Desc",
'// "OGender", "OTitle","Territory","DoNotCall","RecordDate","SunbizDoc",
'// "DelPending"
'//
'// Calls. SetColHeadings.
'//
'//	Modification history.
'//	---------------------
'// 9/25/21.	wmk.	adapted from SetBridgeHeadings; headings changed
'//						to match Biz Bridge records format
'// Legacy mods.
'//	9/21/20.	wmk.	original code
'// 9/23/20.	wmk.	"PropUse" heading added
'//	10/23/20.	wmk.	Column adjustments; "Unit" replaces Resident1,
'//						"Resident1" replaces Resident2
'// 11/22/20.	wmk.	"Phone2" changed to "H" for homestead
'//
'//	Notes.

'//	constants.

'//	local variables.
dim sColHeadings(11) As String		'// column headings array

	'// code.
	ON ERROR GOTO ErrorHandler
	sColHeadings(0) = "Company Name"	'// 2.18
	sColHeadings(1) = "UnitAddress"		'// 1.45
	sColHeadings(2) = "Owner"			'// 1.30
	sColHeadings(3) = "Contact Phone"	'// 1.17
	sColHeadings(4) = "Biz Desc"		'// 2.53
	sColHeadings(5) = "OGender"			'// 0.99
	sColHeadings(6) = "OTitle"			'// 0.99
	sColHeadings(7) = "Terr"			'// 0.45
	sColHeadings(8) = "DNC"				'// 0.50
	sColHeadings(9) = "RecordDate"		'// 0.79
	sColHeadings(10) = "SunBizDoc"		'// 0.85
	sColHeadings(11) = "Del"			'// 0.46
	SetColHeadings(sColHeadings)
	
NormalExit:
	exit sub
	
ErrorHandler:
	msgbox("SetBizHeadings - unprocessed error")
	GoTo NormalExit
	
end sub		'// end SetBizHeadings	9/25/21.	21:47


'//SetBizColWidths.bas
'//----------------------------------------------------------------------
'// SetBizColWidths - Set column widths on Bridge formatted sheet.
'//		10/23/20.	wmk.	04:45
'//----------------------------------------------------------------------

public sub SetBizColWidths1()

'//	Usage.	macro call or
'//			call SetBizColWidths()
'//
'// Entry.	User in Admin-Bridge formatted sheet
'//	OwningParcel  UnitAddress  Unit		  Resident1	 Phone1 Phone2 RefUSA-Phone
'//	 A (from A)	  B (from K)  C (from I)  D (from C)	E	 F		G	
'//
'//  SubTerrItory CongTerrID DoNotCall RSO Foreign  RecordDate	 SitusAddress
'//		H				I		   J     K     L	M (header C2)	N (from N)
'//
'//  Property Use	DelPending
'//		  O				P
'//
'// Calls.
'//
'//	Modification history.
'//	---------------------
'//	9/11/20.	wmk.	original code; adapted from SetEditColWidths
'//	9/18/20.	wmk.	widths readjusted and set through col I
'// 9/30/20.	wmk.	adjust SubTerritory column (H) width to 1.35
'// 10/23/20.	wmk.	adjust width of new Unit Column (C) to 1.0
'//
'//	Notes.

'//	constants.
const ONE_INCH=2540

'// column and row indexes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column widths
const A_WIDTH=2.18
const B_WIDTH=1.45
const C_WIDTH=1.30
const D_WIDTH=1.17
const E_WIDTH=2.53
const F_WIDTH=0.99
const G_WIDTH=0.99
const H_WIDTH=0.45
const I_WIDTH=0.50
const J_WIDTH=0.79
const K_WIDTH=0.85
const L_WIDTH=0.46

'//	local variables.
dim oDocument   as object
dim oDispatcher as object
dim oDoc	As Object	'// ThisComponent
dim oSel	As Object	'// current cell selection on entry
dim oSheet	As Object	'// current sheet
dim oRange	As Object	'// RangeAddress selected
dim iSheetIx	As Integer	'// sheet index this sheet
dim oCols	As Object	'// .Columns array this sheet

	'// code.
	ON ERROR GOTO ErrorHandler
	
	'// preserve user cell selection
	oDoc = ThisComponent
	oSel = oDoc.getCurrentSelection()
	oRange = oSel.RangeAddress
	iSheetIx = oRange.Sheet
	oSheet = oDoc.Sheets(iSheetIx)
	oCols = oSheet.Columns
	oCols(COL_A).setPropertyValue("Width", A_WIDTH*ONE_INCH)
	oCols(COL_B).setPropertyValue("Width", B_WIDTH*ONE_INCH)
	oCols(COL_C).setPropertyValue("Width", C_WIDTH*ONE_INCH)
	oCols(COL_D).setPropertyValue("Width", D_WIDTH*ONE_INCH)
	oCols(COL_E).setPropertyValue("Width", E_WIDTH*ONE_INCH)
	oCols(COL_F).setPropertyValue("Width", F_WIDTH*ONE_INCH)
	oCols(COL_G).setPropertyValue("Width", G_WIDTH*ONE_INCH)
	oCols(COL_H).setPropertyValue("Width", H_WIDTH*ONE_INCH)
	oCols(COL_I).setPropertyValue("Width", I_WIDTH*ONE_INCH)
	oCols(COL_J).setPropertyValue("Width", J_WIDTH*ONE_INCH)
	oCols(COL_K).setPropertyValue("Width", K_WIDTH*ONE_INCH)
	oCols(COL_L).setPropertyValue("Width", L_WIDTH*ONE_INCH)

NormalExit:
	SetSelection(oRange)	'// restore user cell selection
	exit sub
	
ErrorHandler:
	msgbox("SetBizColWidths - unprocessed error.")
	
end sub		'// end SetBizColWidths	10/23/20


'//fsBizSheetName.bas
'//---------------------------------------------------------------
'// fsBizSheetName :- Set PubTerr sheet name in module var.
'//		9/2521.	wmk. 22:40
'//---------------------------------------------------------------

public function fsBizSheetName1(psSheetName As String) as void

'//	Usage.	&lt;target&gt; = fsBizSheetName( sSheetName )
'//			or fsBizSheetName( sSheetName )
'//
'// Entry.	gsPubTerrSheet module var declared
'//
'//	Exit.	gsPubTerrSheet = specified sheet name
'//
'// Calls.
'//
'//	Modification history.
'//	---------------------
'// 9/25/21.	wmk.	original code; adapted from fSettPubSheetName.
'// Legacy mods.
'//	3/16/21.	wmk.	original code
'// 3/17/21.	wmk.	bug fix where attempting to set void function
'//						value
'//
'//	Notes. The gsPubTerrSheet module var holds the name of the PubTerr
'// sheet in the territory workbook. A territory workbook has the
'// standardized name %Terrxxx% where xxx is the territory id
'// (e.g. QTerr125 for territory 125).
'//

'//	constants.

'//	local variables.
dim aRetValue As Any

	'// code.
	ON ERROR GOTO ErrorHandler
	gsPubTerrSheet = psSheetName
	
NormalExit:
'	aRetValue = 0					'// this is a void function
'	fsBizSheetName = aRetValue	'// do not attempt to set retvalue
	exit function
	
ErrorHandler:
	ON ERROR GOTO
	msgbox("fsBizSheetName - unprocessed error")
	GoTo NormalExit

end function 	'// end fsSetBizSheetName	'//	9/25/21. 22:40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